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6" style:family="table">
      <style:table-properties style:width="26.702cm" table:align="margins"/>
    </style:style>
    <style:style style:name="Tabulka6.A" style:family="table-column">
      <style:table-column-properties style:column-width="4.392cm" style:rel-column-width="10779*"/>
    </style:style>
    <style:style style:name="Tabulka6.B" style:family="table-column">
      <style:table-column-properties style:column-width="2.91cm" style:rel-column-width="7143*"/>
    </style:style>
    <style:style style:name="Tabulka6.C" style:family="table-column">
      <style:table-column-properties style:column-width="5.345cm" style:rel-column-width="13117*"/>
    </style:style>
    <style:style style:name="Tabulka6.D" style:family="table-column">
      <style:table-column-properties style:column-width="14.055cm" style:rel-column-width="34496*"/>
    </style:style>
    <style:style style:name="Tabulka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6.D1" style:family="table-cell">
      <style:table-cell-properties fo:background-color="#e6e6ff" fo:padding="0.097cm" fo:border="0.002cm solid #000000">
        <style:background-image/>
      </style:table-cell-properties>
    </style:style>
    <style:style style:name="Tabulka6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6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4" style:family="table">
      <style:table-properties style:width="26.702cm" table:align="margins"/>
    </style:style>
    <style:style style:name="Tabulka4.A" style:family="table-column">
      <style:table-column-properties style:column-width="3.353cm" style:rel-column-width="8231*"/>
    </style:style>
    <style:style style:name="Tabulka4.B" style:family="table-column">
      <style:table-column-properties style:column-width="23.349cm" style:rel-column-width="57304*"/>
    </style:style>
    <style:style style:name="Tabul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4.B1" style:family="table-cell">
      <style:table-cell-properties fo:padding="0.097cm" fo:border="0.002cm solid #000000"/>
    </style:style>
    <style:style style:name="Tabulka4.A2" style:family="table-cell">
      <style:table-cell-properties fo:padding="0.097cm" fo:border-left="0.002cm solid #000000" fo:border-right="none" fo:border-top="none" fo:border-bottom="0.002cm solid #000000"/>
    </style:style>
    <style:style style:name="Tabulk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.8" style:family="table-row">
      <style:table-row-properties style:min-row-height="2.619cm"/>
    </style:style>
    <style:style style:name="Tabulka1" style:family="table">
      <style:table-properties style:width="26.702cm" fo:break-before="page" table:align="margins"/>
    </style:style>
    <style:style style:name="Tabulka1.A" style:family="table-column">
      <style:table-column-properties style:column-width="3.353cm" style:rel-column-width="8231*"/>
    </style:style>
    <style:style style:name="Tabulka1.B" style:family="table-column">
      <style:table-column-properties style:column-width="23.349cm" style:rel-column-width="57304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.8" style:family="table-row">
      <style:table-row-properties style:min-row-height="2.642cm"/>
    </style:style>
    <style:style style:name="Tabulka2" style:family="table">
      <style:table-properties style:width="26.702cm" table:align="margins"/>
    </style:style>
    <style:style style:name="Tabulka2.A" style:family="table-column">
      <style:table-column-properties style:column-width="18.336cm" style:rel-column-width="45001*"/>
    </style:style>
    <style:style style:name="Tabulka2.B" style:family="table-column">
      <style:table-column-properties style:column-width="2.364cm" style:rel-column-width="5802*"/>
    </style:style>
    <style:style style:name="Tabulka2.C" style:family="table-column">
      <style:table-column-properties style:column-width="2.639cm" style:rel-column-width="6477*"/>
    </style:style>
    <style:style style:name="Tabulka2.D" style:family="table-column">
      <style:table-column-properties style:column-width="3.364cm" style:rel-column-width="8255*"/>
    </style:style>
    <style:style style:name="Tabulka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2.D1" style:family="table-cell">
      <style:table-cell-properties fo:background-color="#ffffcc" fo:padding="0.097cm" fo:border="0.002cm solid #000000">
        <style:background-image/>
      </style:table-cell-properties>
    </style:style>
    <style:style style:name="Tabulk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2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3" style:family="table">
      <style:table-properties style:width="26.702cm" table:align="margins"/>
    </style:style>
    <style:style style:name="Tabulka3.A" style:family="table-column">
      <style:table-column-properties style:column-width="2.803cm" style:rel-column-width="6879*"/>
    </style:style>
    <style:style style:name="Tabulka3.B" style:family="table-column">
      <style:table-column-properties style:column-width="2.383cm" style:rel-column-width="5848*"/>
    </style:style>
    <style:style style:name="Tabulka3.C" style:family="table-column">
      <style:table-column-properties style:column-width="2.646cm" style:rel-column-width="6493*"/>
    </style:style>
    <style:style style:name="Tabulka3.D" style:family="table-column">
      <style:table-column-properties style:column-width="18.87cm" style:rel-column-width="46315*"/>
    </style:style>
    <style:style style:name="Tabulka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3.D1" style:family="table-cell">
      <style:table-cell-properties fo:background-color="#e6e6ff" fo:padding="0.097cm" fo:border="0.002cm solid #000000">
        <style:background-image/>
      </style:table-cell-properties>
    </style:style>
    <style:style style:name="Tabulka3.2" style:family="table-row">
      <style:table-row-properties style:min-row-height="0.711cm"/>
    </style:style>
    <style:style style:name="Tabulka3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3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3.5" style:family="table-row">
      <style:table-row-properties style:min-row-height="1.468cm"/>
    </style:style>
    <style:style style:name="Tabulka3.13" style:family="table-row">
      <style:table-row-properties style:min-row-height="0.758cm"/>
    </style:style>
    <style:style style:name="Tabulka5" style:family="table">
      <style:table-properties style:width="26.702cm" table:align="margins"/>
    </style:style>
    <style:style style:name="Tabulka5.A" style:family="table-column">
      <style:table-column-properties style:column-width="2.828cm" style:rel-column-width="6939*"/>
    </style:style>
    <style:style style:name="Tabulka5.B" style:family="table-column">
      <style:table-column-properties style:column-width="2.725cm" style:rel-column-width="6688*"/>
    </style:style>
    <style:style style:name="Tabulka5.C" style:family="table-column">
      <style:table-column-properties style:column-width="3.731cm" style:rel-column-width="9156*"/>
    </style:style>
    <style:style style:name="Tabulka5.D" style:family="table-column">
      <style:table-column-properties style:column-width="5.902cm" style:rel-column-width="14485*"/>
    </style:style>
    <style:style style:name="Tabulka5.E" style:family="table-column">
      <style:table-column-properties style:column-width="6.802cm" style:rel-column-width="16693*"/>
    </style:style>
    <style:style style:name="Tabulka5.F" style:family="table-column">
      <style:table-column-properties style:column-width="4.715cm" style:rel-column-width="11574*"/>
    </style:style>
    <style:style style:name="Tabulk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5.F1" style:family="table-cell">
      <style:table-cell-properties fo:background-color="#e6e6ff" fo:padding="0.097cm" fo:border="0.002cm solid #000000">
        <style:background-image/>
      </style:table-cell-properties>
    </style:style>
    <style:style style:name="Tabulka5.2" style:family="table-row">
      <style:table-row-properties style:min-row-height="0.711cm"/>
    </style:style>
    <style:style style:name="Tabulka5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5.C2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5.F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5.9" style:family="table-row">
      <style:table-row-properties style:min-row-height="0.758cm"/>
    </style:style>
    <style:style style:name="P1" style:family="paragraph" style:parent-style-name="Table_20_Contents">
      <style:text-properties style:font-name="ArialMT" fo:font-size="10pt" style:font-name-asian="ArialMT" style:font-size-asian="10pt" style:font-name-complex="ArialM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MT" fo:font-size="10pt" style:font-name-asian="ArialMT" style:font-size-asian="10pt" style:font-name-complex="ArialM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background-color="transparent" style:font-size-asian="10pt" style:font-size-complex="10pt"/>
    </style:style>
    <style:style style:name="P10" style:family="paragraph" style:parent-style-name="Table_20_Contents">
      <style:paragraph-properties fo:line-height="100%"/>
      <style:text-properties style:font-name="Arial" fo:font-size="10pt" fo:background-color="transparent" style:font-size-asian="10pt" style:font-size-complex="10pt"/>
    </style:style>
    <style:style style:name="P11" style:family="paragraph" style:parent-style-name="Table_20_Contents">
      <style:text-properties style:font-name="Arial" fo:font-size="10pt" fo:font-style="italic" fo:background-color="transparent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20%" style:shadow="none"/>
      <style:text-properties fo:color="#00ae00" style:font-name="Arial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6" style:family="paragraph" style:parent-style-name="Standard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line-height="120%" style:shadow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line-height="120%" style:shadow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line-height="120%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line-height="120%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able_20_Contents">
      <style:paragraph-properties fo:line-height="120%" style:shadow="none"/>
      <style:text-properties style:use-window-font-color="true" style:font-name="ArialMT" fo:font-size="10pt" fo:font-style="italic" fo:font-weight="normal" style:font-name-asian="ArialMT" style:font-size-asian="10pt" style:font-style-asian="italic" style:font-weight-asian="normal" style:font-name-complex="ArialMT" style:font-size-complex="10pt" style:font-style-complex="italic" style:font-weight-complex="normal"/>
    </style:style>
    <style:style style:name="P26" style:family="paragraph" style:parent-style-name="Table_20_Contents">
      <style:paragraph-properties fo:line-height="120%" style:shadow="none"/>
      <style:text-properties style:use-window-font-color="true" style:font-name="ArialMT" fo:font-size="10pt" fo:font-style="normal" fo:font-weight="normal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P27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Arial" fo:font-size="10pt" fo:background-color="transparent" style:font-size-asian="10pt" style:font-size-complex="10pt"/>
    </style:style>
    <style:style style:name="P29" style:family="paragraph" style:parent-style-name="Standard">
      <style:paragraph-properties fo:line-height="100%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line-height="100%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line-height="100%" fo:break-before="page"/>
      <style:text-properties fo:color="#280099" style:font-name="Arial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line-height="100%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line-height="100%" fo:text-align="start" style:justify-single-word="false" fo:break-before="pag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line-height="120%" fo:break-before="page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1">
      <style:paragraph-properties fo:line-height="120%" style:shadow="none"/>
      <style:text-properties style:font-name="Arial" fo:font-size="10pt" style:font-size-asian="10pt" style:font-size-complex="10pt"/>
    </style:style>
    <style:style style:name="P37" style:family="paragraph" style:parent-style-name="Standard" style:list-style-name="L3">
      <style:paragraph-properties fo:line-height="120%" style:shadow="none"/>
      <style:text-properties style:font-name="Arial" fo:font-size="10pt" style:font-size-asian="10pt" style:font-size-complex="10pt"/>
    </style:style>
    <style:style style:name="P38" style:family="paragraph" style:parent-style-name="Standard" style:list-style-name="L5">
      <style:paragraph-properties fo:line-height="120%" style:shadow="none"/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2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3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4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5">
      <style:paragraph-properties fo:line-height="120%" style:shadow="non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5">
      <style:paragraph-properties fo:line-height="120%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 style:list-style-name="L4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pecifikace testů – Vyhledávání osob (velký formulář)</text:p>
      <text:p text:style-name="P25">Identifikace: <text:span text:style-name="T7">ts_D-vyhledavani-osob-velky-formular</text:span></text:p>
      <text:p text:style-name="P26"/>
      <text:p text:style-name="P24">1. Revize dokumentu</text:p>
      <text:p text:style-name="P24"/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row>
          <table:table-cell table:style-name="Tabulka6.A1" office:value-type="string">
            <text:p text:style-name="P3">Datum poslední úpravy</text:p>
          </table:table-cell>
          <table:table-cell table:style-name="Tabulka6.A1" office:value-type="string">
            <text:p text:style-name="P7">Aktuální verze</text:p>
          </table:table-cell>
          <table:table-cell table:style-name="Tabulka6.A1" office:value-type="string">
            <text:p text:style-name="P6">Úpravu provedl</text:p>
          </table:table-cell>
          <table:table-cell table:style-name="Tabulka6.D1" office:value-type="string">
            <text:p text:style-name="P6">Druh úpravy</text:p>
          </table:table-cell>
        </table:table-row>
        <table:table-row>
          <table:table-cell table:style-name="Tabulka6.A2" office:value-type="string">
            <text:p text:style-name="P2">2011-08-30</text:p>
          </table:table-cell>
          <table:table-cell table:style-name="Tabulka6.A2" office:value-type="string">
            <text:p text:style-name="P5">1.0</text:p>
          </table:table-cell>
          <table:table-cell table:style-name="Tabulka6.A2" office:value-type="string">
            <text:p text:style-name="P4">Břetislav Mazoch, učo 325233</text:p>
          </table:table-cell>
          <table:table-cell table:style-name="Tabulka6.D2" office:value-type="string">
            <text:p text:style-name="P4">Vytvoření dokumentu</text:p>
          </table:table-cell>
        </table:table-row>
        <table:table-row>
          <table:table-cell table:style-name="Tabulka6.A2" office:value-type="string">
            <text:p text:style-name="P2"/>
          </table:table-cell>
          <table:table-cell table:style-name="Tabulka6.A2" office:value-type="string">
            <text:p text:style-name="P5"/>
          </table:table-cell>
          <table:table-cell table:style-name="Tabulka6.A2" office:value-type="string">
            <text:p text:style-name="P4"/>
          </table:table-cell>
          <table:table-cell table:style-name="Tabulka6.D2" office:value-type="string">
            <text:p text:style-name="P4"/>
          </table:table-cell>
        </table:table-row>
        <table:table-row>
          <table:table-cell table:style-name="Tabulka6.A2" office:value-type="string">
            <text:p text:style-name="P2"/>
          </table:table-cell>
          <table:table-cell table:style-name="Tabulka6.A2" office:value-type="string">
            <text:p text:style-name="P5"/>
          </table:table-cell>
          <table:table-cell table:style-name="Tabulka6.A2" office:value-type="string">
            <text:p text:style-name="P4"/>
          </table:table-cell>
          <table:table-cell table:style-name="Tabulka6.D2" office:value-type="string">
            <text:p text:style-name="P4"/>
          </table:table-cell>
        </table:table-row>
        <table:table-row>
          <table:table-cell table:style-name="Tabulka6.A2" office:value-type="string">
            <text:p text:style-name="P2"/>
          </table:table-cell>
          <table:table-cell table:style-name="Tabulka6.A2" office:value-type="string">
            <text:p text:style-name="P5"/>
          </table:table-cell>
          <table:table-cell table:style-name="Tabulka6.A2" office:value-type="string">
            <text:p text:style-name="P4"/>
          </table:table-cell>
          <table:table-cell table:style-name="Tabulka6.D2" office:value-type="string">
            <text:p text:style-name="P4"/>
          </table:table-cell>
        </table:table-row>
        <table:table-row>
          <table:table-cell table:style-name="Tabulka6.A2" office:value-type="string">
            <text:p text:style-name="P2"/>
          </table:table-cell>
          <table:table-cell table:style-name="Tabulka6.A2" office:value-type="string">
            <text:p text:style-name="P5"/>
          </table:table-cell>
          <table:table-cell table:style-name="Tabulka6.A2" office:value-type="string">
            <text:p text:style-name="P4"/>
          </table:table-cell>
          <table:table-cell table:style-name="Tabulka6.D2" office:value-type="string">
            <text:p text:style-name="P4"/>
          </table:table-cell>
        </table:table-row>
      </table:table>
      <text:p text:style-name="P16"/>
      <text:p text:style-name="P35">2. Návrh testů</text:p>
      <text:p text:style-name="P18"/>
      <text:p text:style-name="P18">Případy užití:</text:p>
      <text:p text:style-name="P18"/>
      <table:table table:name="Tabulka4" table:style-name="Tabulka4">
        <table:table-column table:style-name="Tabulka4.A"/>
        <table:table-column table:style-name="Tabulka4.B"/>
        <table:table-row>
          <table:table-cell table:style-name="Tabulka4.A1" office:value-type="string">
            <text:p text:style-name="P1">Use case ID</text:p>
          </table:table-cell>
          <table:table-cell table:style-name="Tabulka4.B1" office:value-type="string">
            <text:p text:style-name="P4">D01</text:p>
          </table:table-cell>
        </table:table-row>
        <table:table-row>
          <table:table-cell table:style-name="Tabulka4.A2" office:value-type="string">
            <text:p text:style-name="P1">Primary actor</text:p>
          </table:table-cell>
          <table:table-cell table:style-name="Tabulka4.B2" office:value-type="string">
            <text:p text:style-name="P4">Uživatel (návštěvník agendy)</text:p>
          </table:table-cell>
        </table:table-row>
        <table:table-row>
          <table:table-cell table:style-name="Tabulka4.A2" office:value-type="string">
            <text:p text:style-name="P1">Secondary actor</text:p>
          </table:table-cell>
          <table:table-cell table:style-name="Tabulka4.B2" office:value-type="string">
            <text:p text:style-name="P4">Osoba v IS MU</text:p>
          </table:table-cell>
        </table:table-row>
        <table:table-row>
          <table:table-cell table:style-name="Tabulka4.A2" office:value-type="string">
            <text:p text:style-name="P1">Brief description</text:p>
          </table:table-cell>
          <table:table-cell table:style-name="Tabulka4.B2" office:value-type="string">
            <text:p text:style-name="P6">UCD01 – VYHLEDÁVÁNÍ OSOBY VALIDNÍM DOTAZEM</text:p>
          </table:table-cell>
        </table:table-row>
        <table:table-row>
          <table:table-cell table:style-name="Tabulka4.A2" office:value-type="string">
            <text:p text:style-name="P1">Preconditions</text:p>
          </table:table-cell>
          <table:table-cell table:style-name="Tabulka4.B2" office:value-type="string">
            <text:p text:style-name="P4">pro vyhledávací dotaz existuje v systému kladný výsledek</text:p>
          </table:table-cell>
        </table:table-row>
        <table:table-row>
          <table:table-cell table:style-name="Tabulka4.A2" office:value-type="string">
            <text:p text:style-name="P1">Post-conditions</text:p>
          </table:table-cell>
          <table:table-cell table:style-name="Tabulka4.B2" office:value-type="string">
            <text:p text:style-name="P4">-</text:p>
          </table:table-cell>
        </table:table-row>
        <table:table-row>
          <table:table-cell table:style-name="Tabulka4.A2" office:value-type="string">
            <text:p text:style-name="P1">Flow of events</text:p>
          </table:table-cell>
          <table:table-cell table:style-name="Tabulka4.B2" office:value-type="string">
            <text:p text:style-name="P19">Basic flow</text:p>
            <text:list xml:id="list34220177" text:style-name="L1">
              <text:list-item>
                <text:p text:style-name="P36">uživatel zadá adresu agendy Lidé v IS MU</text:p>
              </text:list-item>
              <text:list-item>
                <text:p text:style-name="P36">systém zobrazí stránku s velkým vyhledávacím formulářem</text:p>
              </text:list-item>
              <text:list-item>
                <text:p text:style-name="P39">uživatel zadá do vyhledávacího pole validní dotaz</text:p>
              </text:list-item>
              <text:list-item>
                <text:p text:style-name="P39">uživatel potvrdí zadání dotazu</text:p>
              </text:list-item>
              <text:list-item>
                <text:p text:style-name="P39">systém zobrazí profilovou stránku osoby v IS MU podle zadaného dotazu</text:p>
              </text:list-item>
            </text:list>
          </table:table-cell>
        </table:table-row>
        <table:table-row table:style-name="Tabulka4.8">
          <table:table-cell table:style-name="Tabulka4.A2" office:value-type="string">
            <text:p text:style-name="P1"><text:span text:style-name="T1">Alternate</text:span> flows</text:p>
          </table:table-cell>
          <table:table-cell table:style-name="Tabulka4.B2" office:value-type="string">
            <text:p text:style-name="P20">Alternate flow 01 – funkce našeptávače</text:p>
            <text:list xml:id="list34230819" text:style-name="L2">
              <text:list-item>
                <text:p text:style-name="P40">Basic flow po bod 3.</text:p>
              </text:list-item>
              <text:list-item>
                <text:p text:style-name="P40">systém nabídne formou našeptávače seznam možných osob odpovídajících zadanému dotazu</text:p>
              </text:list-item>
              <text:list-item>
                <text:p text:style-name="P40">uživatel vybere jednu z nabízených osob</text:p>
              </text:list-item>
              <text:list-item>
                <text:p text:style-name="P40">systém zobrazí profilovou stránku vybrané osoby v IS MU a UC se tímto ukončí</text:p>
              </text:list-item>
            </text:list>
            <text:p text:style-name="P16"/>
            <text:p text:style-name="P20">Alternate flow 02 – vyhledávacímu dotazu odpovídá víc než jeden výsledek</text:p>
            <text:list xml:id="list34244718" text:continue-numbering="true" text:style-name="L2">
              <text:list-item>
                <text:p text:style-name="P40">Basic flow po bod 4.</text:p>
              </text:list-item>
              <text:list-item>
                <text:p text:style-name="P40">systém vypíše seznam osob vyhovujících dotazu pouze z osob aktivních</text:p>
              </text:list-item>
              <text:list-item>
                <text:p text:style-name="P40">systém zobrazí velký vyhledávací formulář a zároveň předvyplněný podle zadaného dotazu</text:p>
              </text:list-item>
              <text:list-item>
                <text:p text:style-name="P40">uživatel vybere jednu z nabízených osob kliknutím na příslušný odkaz</text:p>
              </text:list-item>
              <text:list-item>
                <text:p text:style-name="P40">systém zobrazí profilovou stránku vybrané osoby v IS MU a UC se tímto ukončí</text:p>
              </text:list-item>
            </text:list>
            <text:p text:style-name="P16"/>
            <text:p text:style-name="P20">Alternate flow 03 – vyhledávacímu dotazu odpovídá víc než jeden výsledek, velké množství výsledků je rozděleno na části</text:p>
            <text:list xml:id="list34224204" text:continue-numbering="true" text:style-name="L2">
              <text:list-item>
                <text:p text:style-name="P40">Basic flow po bod 4.</text:p>
              </text:list-item>
              <text:list-item>
                <text:p text:style-name="P40">systém vypíše stránkování seznamu po 30 osobách</text:p>
              </text:list-item>
              <text:list-item>
                <text:p text:style-name="P40">systém vypíše první část seznamu osob vyhovujících dotazu pouze z osob aktivních</text:p>
              </text:list-item>
              <text:list-item>
                <text:p text:style-name="P40">systém zobrazí velký vyhledávací formulář a zároveň předvyplněný podle zadaného dotazu</text:p>
              </text:list-item>
              <text:list-item>
                <text:p text:style-name="P40">uživatel zvolí jinou část seznamu osob kliknutím na příslušný odkaz stránkování</text:p>
              </text:list-item>
              <text:list-item>
                <text:p text:style-name="P40"><text:soft-page-break/>systém vypíše druhou část seznamu osob vyhovujících dotazu pouze z osob aktivních</text:p>
              </text:list-item>
              <text:list-item>
                <text:p text:style-name="P40">uživatel vybere jednu z nabízených osob kliknutím na příslušný odkaz</text:p>
              </text:list-item>
              <text:list-item>
                <text:p text:style-name="P40">systém zobrazí profilovou stránku vybrané osoby v IS MU a UC se tímto ukončí</text:p>
              </text:list-item>
            </text:list>
            <text:p text:style-name="P16"/>
            <text:p text:style-name="P20">Alternate flow 04 – vyhledávání i mezi neaktivními osobami s více než jedním vyhovujícím výsledkem</text:p>
            <text:list xml:id="list34225061" text:continue-numbering="true" text:style-name="L2">
              <text:list-item>
                <text:p text:style-name="P40">Basic flow po bod 3.</text:p>
              </text:list-item>
              <text:list-item>
                <text:p text:style-name="P40">uživatel vybere možnost vyhledávání i mezi neaktivními osobami</text:p>
              </text:list-item>
              <text:list-item>
                <text:p text:style-name="P40">uživatel potvrdí zadání dotazu</text:p>
              </text:list-item>
              <text:list-item>
                <text:p text:style-name="P40">systém vypíše seznam osob vyhovujících dotazu i z osob neaktivních</text:p>
              </text:list-item>
              <text:list-item>
                <text:p text:style-name="P40">systém zobrazí velký vyhledávací formulář, který je zároveň předvyplněný podle zadaného dotazu a nastavení a UC se tímto ukončí</text:p>
              </text:list-item>
            </text:list>
            <text:p text:style-name="P16"/>
            <text:p text:style-name="P20">Alternate flow 05 – vyhledávání mezi aktivními studenty s více než jedním vyhovujícím výsledkem</text:p>
            <text:list xml:id="list34217019" text:continue-numbering="true" text:style-name="L2">
              <text:list-item>
                <text:p text:style-name="P40">Basic flow po bod 3.</text:p>
              </text:list-item>
              <text:list-item>
                <text:p text:style-name="P40">uživatel vybere možnost vyhledávání mezi aktivními studenty</text:p>
              </text:list-item>
              <text:list-item>
                <text:p text:style-name="P40">uživatel potvrdí zadání dotazu</text:p>
              </text:list-item>
              <text:list-item>
                <text:p text:style-name="P40">systém vypíše seznam osob vyhovujících dotazu pouze z osob aktivních a zároveň také aktivních studentů</text:p>
              </text:list-item>
              <text:list-item>
                <text:p text:style-name="P40">systém zobrazí velký vyhledávací formulář, který je zároveň předvyplněný podle zadaného dotazu a nastavení a UC se tímto ukončí</text:p>
              </text:list-item>
            </text:list>
            <text:p text:style-name="P16"/>
            <text:p text:style-name="P20">Alternate flow 06 – vyhledávání mezi aktivními zaměstanci s více než jedním vyhovujícím výsledkem</text:p>
            <text:list xml:id="list34246748" text:continue-numbering="true" text:style-name="L2">
              <text:list-item>
                <text:p text:style-name="P40">Basic flow po bod 3.</text:p>
              </text:list-item>
              <text:list-item>
                <text:p text:style-name="P40">uživatel vybere možnost vyhledávání mezi aktivními zaměstanci</text:p>
              </text:list-item>
              <text:list-item>
                <text:p text:style-name="P40">uživatel potvrdí zadání dotazu</text:p>
              </text:list-item>
              <text:list-item>
                <text:p text:style-name="P40">systém vypíše seznam osob vyhovujících dotazu pouze z osob aktivních a zároveň také aktivních zaměstanců</text:p>
              </text:list-item>
              <text:list-item>
                <text:p text:style-name="P40">systém zobrazí velký vyhledávací formulář, který je zároveň předvyplněný podle zadaného dotazu a nastavení a UC se tímto ukončí</text:p>
              </text:list-item>
            </text:list>
            <text:p text:style-name="P16"/>
            <text:p text:style-name="P20">Alternate flow 07 – vyhledávání omezením dle zvolených fakult s více než jedním vyhovujícím výsledkem</text:p>
            <text:list xml:id="list34222398" text:continue-numbering="true" text:style-name="L2">
              <text:list-item>
                <text:p text:style-name="P40">Basic flow po bod 3.</text:p>
              </text:list-item>
              <text:list-item>
                <text:p text:style-name="P40">uživatel vybere možnost vyhledávání omezením na určitou fakultu/fakulty</text:p>
              </text:list-item>
              <text:list-item>
                <text:p text:style-name="P40">uživatel potvrdí zadání dotazu</text:p>
              </text:list-item>
              <text:list-item>
                <text:p text:style-name="P40">systém vypíše seznam osob vyhovujících dotazu pouze z osob aktivních a s omezením dle zvolených fakult</text:p>
              </text:list-item>
              <text:list-item>
                <text:p text:style-name="P40">systém zobrazí velký vyhledávací formulář, který je zároveň předvyplněný podle zadaného dotazu a nastavení a UC se tímto ukončí</text:p>
              </text:list-item>
            </text:list>
          </table:table-cell>
        </table:table-row>
      </table:table>
      <text:p text:style-name="P21"/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">Use case ID</text:p>
          </table:table-cell>
          <table:table-cell table:style-name="Tabulka1.B1" office:value-type="string">
            <text:p text:style-name="P4">D02</text:p>
          </table:table-cell>
        </table:table-row>
        <table:table-row>
          <table:table-cell table:style-name="Tabulka1.A2" office:value-type="string">
            <text:p text:style-name="P1">Primary actor</text:p>
          </table:table-cell>
          <table:table-cell table:style-name="Tabulka1.B2" office:value-type="string">
            <text:p text:style-name="P4">Uživatel (návštěvník agendy)</text:p>
          </table:table-cell>
        </table:table-row>
        <table:table-row>
          <table:table-cell table:style-name="Tabulka1.A2" office:value-type="string">
            <text:p text:style-name="P1">Secondary actor</text:p>
          </table:table-cell>
          <table:table-cell table:style-name="Tabulka1.B2" office:value-type="string">
            <text:p text:style-name="P4">-</text:p>
          </table:table-cell>
        </table:table-row>
        <table:table-row>
          <table:table-cell table:style-name="Tabulka1.A2" office:value-type="string">
            <text:p text:style-name="P1">Brief description</text:p>
          </table:table-cell>
          <table:table-cell table:style-name="Tabulka1.B2" office:value-type="string">
            <text:p text:style-name="P6">UCD02 – VYHLEDÁVÁNÍ OSOBY NEVALIDNÍM DOTAZEM</text:p>
          </table:table-cell>
        </table:table-row>
        <table:table-row>
          <table:table-cell table:style-name="Tabulka1.A2" office:value-type="string">
            <text:p text:style-name="P1">Preconditions</text:p>
          </table:table-cell>
          <table:table-cell table:style-name="Tabulka1.B2" office:value-type="string">
            <text:p text:style-name="P4">pro vyhledávací dotaz neexistuje v systému kladný výsledek</text:p>
          </table:table-cell>
        </table:table-row>
        <table:table-row>
          <table:table-cell table:style-name="Tabulka1.A2" office:value-type="string">
            <text:p text:style-name="P1">Post-conditions</text:p>
          </table:table-cell>
          <table:table-cell table:style-name="Tabulka1.B2" office:value-type="string">
            <text:p text:style-name="P4">-</text:p>
          </table:table-cell>
        </table:table-row>
        <table:table-row>
          <table:table-cell table:style-name="Tabulka1.A2" office:value-type="string">
            <text:p text:style-name="P1">Flow of events</text:p>
          </table:table-cell>
          <table:table-cell table:style-name="Tabulka1.B2" office:value-type="string">
            <text:p text:style-name="P19">Basic flow</text:p>
            <text:list xml:id="list34239835" text:style-name="L3">
              <text:list-item>
                <text:p text:style-name="P37">uživatel zadá adresu agendy Lidé v IS MU</text:p>
              </text:list-item>
              <text:list-item>
                <text:p text:style-name="P37">systém zobrazí stránku s velkým vyhledávacím formulářem</text:p>
              </text:list-item>
              <text:list-item>
                <text:p text:style-name="P41">uživatel upřesní vyhledávání výběrem z dostupných možností</text:p>
              </text:list-item>
              <text:list-item>
                <text:p text:style-name="P41">uživatel zadá do vyhledávacího pole nevalidní dotaz složený pouze ze znaků abecedy</text:p>
              </text:list-item>
              <text:list-item>
                <text:p text:style-name="P41">uživatel potvrdí zadání dotazu</text:p>
              </text:list-item>
              <text:list-item>
                <text:p text:style-name="P41">systém zobrazí informační hlášku o nenalezení žádné osoby a zároveň vypíše zadání dotazu</text:p>
              </text:list-item>
              <text:list-item>
                <text:p text:style-name="P41">systém zobrazí velký vyhledávací formulář, který zároveň předvyplněný podle zadaného dotazu a nastavení</text:p>
              </text:list-item>
            </text:list>
          </table:table-cell>
        </table:table-row>
        <table:table-row table:style-name="Tabulka1.8">
          <table:table-cell table:style-name="Tabulka1.A2" office:value-type="string">
            <text:p text:style-name="P1"><text:span text:style-name="T1">Alternate</text:span> flows</text:p>
          </table:table-cell>
          <table:table-cell table:style-name="Tabulka1.B2" office:value-type="string">
            <text:p text:style-name="P20">Alternate flow 01 – dotaz složený z číslic</text:p>
            <text:list xml:id="list34229290" text:style-name="L4">
              <text:list-item>
                <text:p text:style-name="P42">Basic flow po bod 3.</text:p>
              </text:list-item>
              <text:list-item>
                <text:p text:style-name="P42">uživatel zadá do vyhledávacího pole nevalidní dotaz složený pouze z číslic</text:p>
              </text:list-item>
              <text:list-item>
                <text:p text:style-name="P42">uživatel potvrdí zadání dotazu</text:p>
              </text:list-item>
              <text:list-item>
                <text:p text:style-name="P42">systém zobrazí informační hlášku o nenalezení žádné osoby</text:p>
              </text:list-item>
              <text:list-item>
                <text:p text:style-name="P45">systém zobrazí velký předvyplněný vyhledávací formulář a UC se tímto ukončí</text:p>
              </text:list-item>
            </text:list>
            <text:p text:style-name="P16"/>
            <text:p text:style-name="P20">Alternate flow 02 – dotaz obsahující logické operátory</text:p>
            <text:list xml:id="list34232822" text:continue-numbering="true" text:style-name="L4">
              <text:list-item>
                <text:p text:style-name="P42">Basic flow po bod 3.</text:p>
              </text:list-item>
              <text:list-item>
                <text:p text:style-name="P42">uživatel zadá do vyhledávacího pole nevalidní dotaz, který obsahuje logické operátory</text:p>
              </text:list-item>
              <text:list-item>
                <text:p text:style-name="P42">uživatel potvrdí zadání dotazu</text:p>
              </text:list-item>
              <text:list-item>
                <text:p text:style-name="P42">systém zobrazí informační hlášku o obecnosti nebo špatné formulaci dotazu</text:p>
              </text:list-item>
              <text:list-item>
                <text:p text:style-name="P45">systém zobrazí velký předvyplněný vyhledávací formulář a UC se tímto ukončí</text:p>
                <text:p text:style-name="P42"/>
              </text:list-item>
            </text:list>
            <text:p text:style-name="P20">Alternate flow 03 – prázdný dotaz</text:p>
            <text:list xml:id="list34239543" text:continue-numbering="true" text:style-name="L4">
              <text:list-item>
                <text:p text:style-name="P42">Basic flow po bod 3.</text:p>
              </text:list-item>
              <text:list-item>
                <text:p text:style-name="P42">uživatel potvrdí zadání dotazu</text:p>
              </text:list-item>
              <text:list-item>
                <text:p text:style-name="P45">systém zobrazí velký předvyplněný vyhledávací formulář a UC se tímto ukončí</text:p>
              </text:list-item>
            </text:list>
          </table:table-cell>
        </table:table-row>
      </table:table>
      <text:p text:style-name="Standard"/>
      <text:p text:style-name="P33">Sestavení a pojmenování scénářů:</text:p>
      <text:p text:style-name="P27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27"><text:span text:style-name="T2">Scénař 1.1 </text:span>– vyhledání osoby zadáním validního dotazu</text:p>
          </table:table-cell>
          <table:table-cell table:style-name="Tabulka2.A1" office:value-type="string">
            <text:p text:style-name="P27">UCD01 </text:p>
          </table:table-cell>
          <table:table-cell table:style-name="Tabulka2.A1" office:value-type="string">
            <text:p text:style-name="P27">Basic flow</text:p>
          </table:table-cell>
          <table:table-cell table:style-name="Tabulka2.D1" office:value-type="string">
            <text:p text:style-name="P4"/>
          </table:table-cell>
        </table:table-row>
        <table:table-row>
          <table:table-cell table:style-name="Tabulka2.A2" office:value-type="string">
            <text:p text:style-name="P27"><text:span text:style-name="T2">Scénař 1.2 </text:span>– vyhledání osoby zadáním validního dotazu a s pomocí funkce našeptávače</text:p>
          </table:table-cell>
          <table:table-cell table:style-name="Tabulka2.A2" office:value-type="string">
            <text:p text:style-name="P27">UCD01 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1</text:p>
          </table:table-cell>
        </table:table-row>
        <table:table-row>
          <table:table-cell table:style-name="Tabulka2.A2" office:value-type="string">
            <text:p text:style-name="P27"><text:span text:style-name="T2">Scénař 1.3 </text:span>– vyhledání osoby zadáním validního dotazu, kterému odpovídá více než jedna osoba</text:p>
          </table:table-cell>
          <table:table-cell table:style-name="Tabulka2.A2" office:value-type="string">
            <text:p text:style-name="P27">UCD01 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2</text:p>
          </table:table-cell>
        </table:table-row>
        <table:table-row>
          <table:table-cell table:style-name="Tabulka2.A2" office:value-type="string">
            <text:p text:style-name="P27"><text:span text:style-name="T2">Scénař 1.4 </text:span><text:span text:style-name="T3">– vyhledání osoby zadáním validního dotazu, kterému odpovídá více než jedna osoba a velké množství výsledků je rozděleno na části</text:span></text:p>
          </table:table-cell>
          <table:table-cell table:style-name="Tabulka2.A2" office:value-type="string">
            <text:p text:style-name="P27">UCD01 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3</text:p>
          </table:table-cell>
        </table:table-row>
        <table:table-row>
          <table:table-cell table:style-name="Tabulka2.A2" office:value-type="string">
            <text:p text:style-name="P27"><text:span text:style-name="T2">Scénař 1.5 </text:span><text:span text:style-name="T3">– vyhledání osoby i mezi neaktivními zadáním validního dotazu, kterému odpovídá více než jedna osoba</text:span></text:p>
          </table:table-cell>
          <table:table-cell table:style-name="Tabulka2.A2" office:value-type="string">
            <text:p text:style-name="P27">UCD01 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4</text:p>
          </table:table-cell>
        </table:table-row>
        <table:table-row>
          <table:table-cell table:style-name="Tabulka2.A2" office:value-type="string">
            <text:p text:style-name="P27"><text:span text:style-name="T2">Scénař 1.6 </text:span><text:span text:style-name="T3">– vyhledání osoby mezi aktivními studenty zadáním validního dotazu, kterému odpovídá více než jedna osoba</text:span></text:p>
          </table:table-cell>
          <table:table-cell table:style-name="Tabulka2.A2" office:value-type="string">
            <text:p text:style-name="P27">UCD01 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5</text:p>
          </table:table-cell>
        </table:table-row>
        <table:table-row>
          <table:table-cell table:style-name="Tabulka2.A2" office:value-type="string">
            <text:p text:style-name="P27"><text:span text:style-name="T2">Scénař 1.7 </text:span><text:span text:style-name="T3">– vyhledání osoby mezi aktivními zaměstanci zadáním validního dotazu, kterému odpovídá více než jedna osoba</text:span></text:p>
          </table:table-cell>
          <table:table-cell table:style-name="Tabulka2.A2" office:value-type="string">
            <text:p text:style-name="P27">UCD01 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6</text:p>
          </table:table-cell>
        </table:table-row>
        <table:table-row>
          <table:table-cell table:style-name="Tabulka2.A2" office:value-type="string">
            <text:p text:style-name="P27"><text:span text:style-name="T2">Scénař 1.8 </text:span><text:span text:style-name="T3">– vyhledání osoby s omezením dle zvolených fakult zadáním validního dotazu, kterému odpovídá více než jedna osoba</text:span></text:p>
          </table:table-cell>
          <table:table-cell table:style-name="Tabulka2.A2" office:value-type="string">
            <text:p text:style-name="P27">UCD01 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7</text:p>
          </table:table-cell>
        </table:table-row>
        <table:table-row>
          <table:table-cell table:style-name="Tabulka2.A2" office:value-type="string">
            <text:p text:style-name="P27"><text:span text:style-name="T2">Scénař 2.1 </text:span><text:span text:style-name="T3">– vyhledání osoby s upřesňujícím nastavením zadáním nevalidního dotazu složeného pouze ze znaků abecedy</text:span></text:p>
          </table:table-cell>
          <table:table-cell table:style-name="Tabulka2.A2" office:value-type="string">
            <text:p text:style-name="P27">UCD02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/>
          </table:table-cell>
        </table:table-row>
        <table:table-row>
          <table:table-cell table:style-name="Tabulka2.A2" office:value-type="string">
            <text:p text:style-name="P27"><text:span text:style-name="T2">Scénař 2.2 </text:span><text:span text:style-name="T3">– vyhledání osoby s upřesňujícím nastavením zadáním nevalidního dotazu složeného pouze z číslic</text:span></text:p>
          </table:table-cell>
          <table:table-cell table:style-name="Tabulka2.A2" office:value-type="string">
            <text:p text:style-name="P27">UCD02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1</text:p>
          </table:table-cell>
        </table:table-row>
        <table:table-row>
          <table:table-cell table:style-name="Tabulka2.A2" office:value-type="string">
            <text:p text:style-name="P27"><text:span text:style-name="T2">Scénař 2.3 </text:span>– <text:span text:style-name="T3">vyhledání osoby s upřesňujícím nastavením zadáním nevalidního dotazu obsahující logické operátory</text:span></text:p>
          </table:table-cell>
          <table:table-cell table:style-name="Tabulka2.A2" office:value-type="string">
            <text:p text:style-name="P27">UCD02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2</text:p>
          </table:table-cell>
        </table:table-row>
        <table:table-row>
          <table:table-cell table:style-name="Tabulka2.A2" office:value-type="string">
            <text:p text:style-name="P27"><text:span text:style-name="T2">Scénař 2.4 </text:span>– <text:span text:style-name="T3">vyhledání osoby s upřesňujícím nastavením zadáním nevalidního dotazu, který je prázdný</text:span></text:p>
          </table:table-cell>
          <table:table-cell table:style-name="Tabulka2.A2" office:value-type="string">
            <text:p text:style-name="P27">UCD02</text:p>
          </table:table-cell>
          <table:table-cell table:style-name="Tabulka2.A2" office:value-type="string">
            <text:p text:style-name="P27">Basic flow</text:p>
          </table:table-cell>
          <table:table-cell table:style-name="Tabulka2.D2" office:value-type="string">
            <text:p text:style-name="P27">Alternate flow 03</text:p>
          </table:table-cell>
        </table:table-row>
      </table:table>
      <text:p text:style-name="P17"/>
      <text:p text:style-name="P31">3. Testové případy</text:p>
      <text:p text:style-name="P30"/>
      <text:p text:style-name="P27"><text:span text:style-name="T2">Tabulka vstupů a výstupů </text:span>(V = valid, I = invalid, - = irelevantní údaj):</text:p>
      <text:p text:style-name="P27"/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row>
          <table:table-cell table:style-name="Tabulka3.A1" office:value-type="string">
            <text:p text:style-name="P7">TestCase ID#</text:p>
          </table:table-cell>
          <table:table-cell table:style-name="Tabulka3.A1" office:value-type="string">
            <text:p text:style-name="P7">Scénař</text:p>
          </table:table-cell>
          <table:table-cell table:style-name="Tabulka3.A1" office:value-type="string">
            <text:p text:style-name="P7">Dotaz</text:p>
          </table:table-cell>
          <table:table-cell table:style-name="Tabulka3.D1" office:value-type="string">
            <text:p text:style-name="P7">Očekávaný výsledek</text:p>
          </table:table-cell>
        </table:table-row>
        <table:table-row table:style-name="Tabulka3.2">
          <table:table-cell table:style-name="Tabulka3.A2" office:value-type="string">
            <text:p text:style-name="P28">UCD01_TC01</text:p>
          </table:table-cell>
          <table:table-cell table:style-name="Tabulka3.A2" office:value-type="string">
            <text:p text:style-name="P9">1.1</text:p>
          </table:table-cell>
          <table:table-cell table:style-name="Tabulka3.A2" office:value-type="string">
            <text:p text:style-name="P9">V</text:p>
          </table:table-cell>
          <table:table-cell table:style-name="Tabulka3.D2" office:value-type="string">
            <text:p text:style-name="P8">zobrazení profilové stránky osoby podle zadaného dotazu</text:p>
          </table:table-cell>
        </table:table-row>
        <table:table-row table:style-name="Tabulka3.2">
          <table:table-cell table:style-name="Tabulka3.A2" office:value-type="string">
            <text:p text:style-name="P28">UCD01_TC02</text:p>
          </table:table-cell>
          <table:table-cell table:style-name="Tabulka3.A2" office:value-type="string">
            <text:p text:style-name="P9">1.2</text:p>
          </table:table-cell>
          <table:table-cell table:style-name="Tabulka3.A2" office:value-type="string">
            <text:p text:style-name="P9">V</text:p>
          </table:table-cell>
          <table:table-cell table:style-name="Tabulka3.D2" office:value-type="string">
            <text:p text:style-name="P8">zobrazení profilové stránky osoby podle zadaného dotazu použitím nabídky našeptávače</text:p>
          </table:table-cell>
        </table:table-row>
        <table:table-row table:style-name="Tabulka3.2">
          <table:table-cell table:style-name="Tabulka3.A2" office:value-type="string">
            <text:p text:style-name="P28">UCD01_TC03</text:p>
          </table:table-cell>
          <table:table-cell table:style-name="Tabulka3.A2" office:value-type="string">
            <text:p text:style-name="P9">1.3</text:p>
          </table:table-cell>
          <table:table-cell table:style-name="Tabulka3.A2" office:value-type="string">
            <text:p text:style-name="P9">V</text:p>
          </table:table-cell>
          <table:table-cell table:style-name="Tabulka3.D2" office:value-type="string">
            <text:p text:style-name="P8">zobrazení výpisu aktivních osob vyhovujících zadanému dotazu, zobrazení předvyplněného velkého vyhledávacího formuláře, zobrazení profilové stránky osoby výběrem z dostupného seznamu</text:p>
          </table:table-cell>
        </table:table-row>
        <table:table-row table:style-name="Tabulka3.5">
          <table:table-cell table:style-name="Tabulka3.A2" office:value-type="string">
            <text:p text:style-name="P28">UCD01_TC04</text:p>
          </table:table-cell>
          <table:table-cell table:style-name="Tabulka3.A2" office:value-type="string">
            <text:p text:style-name="P9">1.4</text:p>
          </table:table-cell>
          <table:table-cell table:style-name="Tabulka3.A2" office:value-type="string">
            <text:p text:style-name="P9">V</text:p>
          </table:table-cell>
          <table:table-cell table:style-name="Tabulka3.D2" office:value-type="string">
            <text:p text:style-name="P10">rozdělení velkého množství výsledků do částí formou stránkování, zobrazení jiné části seznamu pomocí překlikávání, zobrazení předvyplněného velkého vyhledávacího formuláře při přechodu na jinou část seznamu, zobrazení profilové stránky osoby výběrem z dostupného seznamu</text:p>
          </table:table-cell>
        </table:table-row>
        <table:table-row table:style-name="Tabulka3.2">
          <table:table-cell table:style-name="Tabulka3.A2" office:value-type="string">
            <text:p text:style-name="P28">UCD01_TC05</text:p>
          </table:table-cell>
          <table:table-cell table:style-name="Tabulka3.A2" office:value-type="string">
            <text:p text:style-name="P9">1.5</text:p>
          </table:table-cell>
          <table:table-cell table:style-name="Tabulka3.A2" office:value-type="string">
            <text:p text:style-name="P9">V</text:p>
          </table:table-cell>
          <table:table-cell table:style-name="Tabulka3.D2" office:value-type="string">
            <text:p text:style-name="P10">zobrazení výpisu i z neaktivních osob vyhovujících zadanému dotazu, zobrazení předvyplněného velkého vyhledávacího formuláře</text:p>
          </table:table-cell>
        </table:table-row>
        <table:table-row table:style-name="Tabulka3.2">
          <table:table-cell table:style-name="Tabulka3.A2" office:value-type="string">
            <text:p text:style-name="P28">UCD01_TC06</text:p>
          </table:table-cell>
          <table:table-cell table:style-name="Tabulka3.A2" office:value-type="string">
            <text:p text:style-name="P9">1.6</text:p>
          </table:table-cell>
          <table:table-cell table:style-name="Tabulka3.A2" office:value-type="string">
            <text:p text:style-name="P9">V</text:p>
          </table:table-cell>
          <table:table-cell table:style-name="Tabulka3.D2" office:value-type="string">
            <text:p text:style-name="P10">zobrazení výpisu z aktivních studenů vyhovujících zadanému dotazu, zobrazení předvyplněného velkého vyhledávacího formuláře</text:p>
          </table:table-cell>
        </table:table-row>
        <table:table-row table:style-name="Tabulka3.2">
          <table:table-cell table:style-name="Tabulka3.A2" office:value-type="string">
            <text:p text:style-name="P28">UCD01_TC07</text:p>
          </table:table-cell>
          <table:table-cell table:style-name="Tabulka3.A2" office:value-type="string">
            <text:p text:style-name="P9">1.7</text:p>
          </table:table-cell>
          <table:table-cell table:style-name="Tabulka3.A2" office:value-type="string">
            <text:p text:style-name="P9">V</text:p>
          </table:table-cell>
          <table:table-cell table:style-name="Tabulka3.D2" office:value-type="string">
            <text:p text:style-name="P10">zobrazení výpisu z aktivních zaměstanců vyhovujících zadanému dotazu, zobrazení předvyplněného velkého vyhledávacího formuláře</text:p>
          </table:table-cell>
        </table:table-row>
        <table:table-row table:style-name="Tabulka3.2">
          <table:table-cell table:style-name="Tabulka3.A2" office:value-type="string">
            <text:p text:style-name="P28">UCD01_TC08</text:p>
          </table:table-cell>
          <table:table-cell table:style-name="Tabulka3.A2" office:value-type="string">
            <text:p text:style-name="P9">1.8</text:p>
          </table:table-cell>
          <table:table-cell table:style-name="Tabulka3.A2" office:value-type="string">
            <text:p text:style-name="P9">V</text:p>
          </table:table-cell>
          <table:table-cell table:style-name="Tabulka3.D2" office:value-type="string">
            <text:p text:style-name="P10">zobrazení výpisu aktivních osob omezením na fakultu/fakulty vyhovujících zadanému dotazu, zobrazení předvyplněného velkého vyhledávacího formuláře</text:p>
          </table:table-cell>
        </table:table-row>
        <table:table-row table:style-name="Tabulka3.2">
          <table:table-cell table:style-name="Tabulka3.A2" office:value-type="string">
            <text:p text:style-name="P28">UCD02_TC01</text:p>
          </table:table-cell>
          <table:table-cell table:style-name="Tabulka3.A2" office:value-type="string">
            <text:p text:style-name="P9">2.1</text:p>
          </table:table-cell>
          <table:table-cell table:style-name="Tabulka3.A2" office:value-type="string">
            <text:p text:style-name="P9">I</text:p>
          </table:table-cell>
          <table:table-cell table:style-name="Tabulka3.D2" office:value-type="string">
            <text:p text:style-name="P8">zobrazení <text:span text:style-name="T5">informační hlášky o nenalezení žádné osoby a zároveň vypsání zadání dotazu, zobrazení předvyplněného velkého vyhledávacího formuláře</text:span></text:p>
          </table:table-cell>
        </table:table-row>
        <table:table-row table:style-name="Tabulka3.2">
          <table:table-cell table:style-name="Tabulka3.A2" office:value-type="string">
            <text:p text:style-name="P28">UCD02_TC02</text:p>
          </table:table-cell>
          <table:table-cell table:style-name="Tabulka3.A2" office:value-type="string">
            <text:p text:style-name="P9">2.2</text:p>
          </table:table-cell>
          <table:table-cell table:style-name="Tabulka3.A2" office:value-type="string">
            <text:p text:style-name="P9">I</text:p>
          </table:table-cell>
          <table:table-cell table:style-name="Tabulka3.D2" office:value-type="string">
            <text:p text:style-name="P8">zobrazení <text:span text:style-name="T5">informační hlášky o nenalezení žádné osoby bez vypsání zadání dotazu, zobrazení předvyplněného velkého vyhledávacího formuláře</text:span></text:p>
          </table:table-cell>
        </table:table-row>
        <table:table-row table:style-name="Tabulka3.2">
          <table:table-cell table:style-name="Tabulka3.A2" office:value-type="string">
            <text:p text:style-name="P28">UCD02_TC03</text:p>
          </table:table-cell>
          <table:table-cell table:style-name="Tabulka3.A2" office:value-type="string">
            <text:p text:style-name="P9">2.3</text:p>
          </table:table-cell>
          <table:table-cell table:style-name="Tabulka3.A2" office:value-type="string">
            <text:p text:style-name="P9">I</text:p>
          </table:table-cell>
          <table:table-cell table:style-name="Tabulka3.D2" office:value-type="string">
            <text:p text:style-name="P10">zobrazení <text:span text:style-name="T5">informační hlášky o obecnosti nebo špatné formulaci dotazu, zobrazení předvyplněného velkého vyhledávacího formuláře</text:span></text:p>
          </table:table-cell>
        </table:table-row>
        <table:table-row table:style-name="Tabulka3.13">
          <table:table-cell table:style-name="Tabulka3.A2" office:value-type="string">
            <text:p text:style-name="P28">UCD02_TC04</text:p>
          </table:table-cell>
          <table:table-cell table:style-name="Tabulka3.A2" office:value-type="string">
            <text:p text:style-name="P9">2.4</text:p>
          </table:table-cell>
          <table:table-cell table:style-name="Tabulka3.A2" office:value-type="string">
            <text:p text:style-name="P9">I</text:p>
          </table:table-cell>
          <table:table-cell table:style-name="Tabulka3.D2" office:value-type="string">
            <text:p text:style-name="P14">zobrazení předvyplněného velkého vyhledávacího formuláře</text:p>
          </table:table-cell>
        </table:table-row>
      </table:table>
      <text:p text:style-name="P17"/>
      <text:p text:style-name="P32"><text:span text:style-name="T2">Tabulka konkrétních vstupů a výstupů </text:span>(V = valid, I = invalid, - = irelevantní údaj):</text:p>
      <text:p text:style-name="P27"/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column table:style-name="Tabulka5.E"/>
        <table:table-column table:style-name="Tabulka5.F"/>
        <table:table-row>
          <table:table-cell table:style-name="Tabulka5.A1" office:value-type="string">
            <text:p text:style-name="P7">TestCase ID#</text:p>
          </table:table-cell>
          <table:table-cell table:style-name="Tabulka5.A1" office:value-type="string">
            <text:p text:style-name="P7">Scénař</text:p>
          </table:table-cell>
          <table:table-cell table:style-name="Tabulka5.A1" office:value-type="string">
            <text:p text:style-name="P7">Dotaz</text:p>
          </table:table-cell>
          <table:table-cell table:style-name="Tabulka5.A1" office:value-type="string">
            <text:p text:style-name="P7">Očekávaný výsledek</text:p>
          </table:table-cell>
          <table:table-cell table:style-name="Tabulka5.A1" office:value-type="string">
            <text:p text:style-name="P7">Vstupní podmínka</text:p>
          </table:table-cell>
          <table:table-cell table:style-name="Tabulka5.F1" office:value-type="string">
            <text:p text:style-name="P7">Vstupní podmínka</text:p>
          </table:table-cell>
        </table:table-row>
        <table:table-row table:style-name="Tabulka5.2">
          <table:table-cell table:style-name="Tabulka5.A2" office:value-type="string">
            <text:p text:style-name="P28">UCD01_TC01</text:p>
          </table:table-cell>
          <table:table-cell table:style-name="Tabulka5.A2" office:value-type="string">
            <text:p text:style-name="P9">1.1</text:p>
          </table:table-cell>
          <table:table-cell table:style-name="Tabulka5.C2" office:value-type="float" office:value="325233">
            <text:p text:style-name="P9">325233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2">
          <table:table-cell table:style-name="Tabulka5.A2" office:value-type="string">
            <text:p text:style-name="P28">UCD01_TC02</text:p>
          </table:table-cell>
          <table:table-cell table:style-name="Tabulka5.A2" office:value-type="string">
            <text:p text:style-name="P9">1.2</text:p>
          </table:table-cell>
          <table:table-cell table:style-name="Tabulka5.A2" office:value-type="string">
            <text:p text:style-name="P9">petra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2">
          <table:table-cell table:style-name="Tabulka5.A2" office:value-type="string">
            <text:p text:style-name="P28">UCD01_TC03</text:p>
          </table:table-cell>
          <table:table-cell table:style-name="Tabulka5.A2" office:value-type="string">
            <text:p text:style-name="P9">1.3</text:p>
          </table:table-cell>
          <table:table-cell table:style-name="Tabulka5.A2" office:value-type="string">
            <text:p text:style-name="P9">břetislav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2">
          <table:table-cell table:style-name="Tabulka5.A2" office:value-type="string">
            <text:p text:style-name="P28">UCD01_TC04</text:p>
          </table:table-cell>
          <table:table-cell table:style-name="Tabulka5.A2" office:value-type="string">
            <text:p text:style-name="P9">1.4</text:p>
          </table:table-cell>
          <table:table-cell table:style-name="Tabulka5.A2" office:value-type="string">
            <text:p text:style-name="P9">petra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2">
          <table:table-cell table:style-name="Tabulka5.A2" office:value-type="string">
            <text:p text:style-name="P28">UCD01_TC05</text:p>
          </table:table-cell>
          <table:table-cell table:style-name="Tabulka5.A2" office:value-type="string">
            <text:p text:style-name="P9">1.5</text:p>
          </table:table-cell>
          <table:table-cell table:style-name="Tabulka5.A2" office:value-type="string">
            <text:p text:style-name="P9">petra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2">
          <table:table-cell table:style-name="Tabulka5.A2" office:value-type="string">
            <text:p text:style-name="P28">UCD01_TC06</text:p>
          </table:table-cell>
          <table:table-cell table:style-name="Tabulka5.A2" office:value-type="string">
            <text:p text:style-name="P9">1.6</text:p>
          </table:table-cell>
          <table:table-cell table:style-name="Tabulka5.A2" office:value-type="string">
            <text:p text:style-name="P9">petra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2">
          <table:table-cell table:style-name="Tabulka5.A2" office:value-type="string">
            <text:p text:style-name="P28">UCD01_TC07</text:p>
          </table:table-cell>
          <table:table-cell table:style-name="Tabulka5.A2" office:value-type="string">
            <text:p text:style-name="P9">1.7</text:p>
          </table:table-cell>
          <table:table-cell table:style-name="Tabulka5.A2" office:value-type="string">
            <text:p text:style-name="P9">petra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9">
          <table:table-cell table:style-name="Tabulka5.A2" office:value-type="string">
            <text:p text:style-name="P28">UCD01_TC08</text:p>
          </table:table-cell>
          <table:table-cell table:style-name="Tabulka5.A2" office:value-type="string">
            <text:p text:style-name="P9">1.8</text:p>
          </table:table-cell>
          <table:table-cell table:style-name="Tabulka5.A2" office:value-type="string">
            <text:p text:style-name="P9">petra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9">
          <table:table-cell table:style-name="Tabulka5.A2" office:value-type="string">
            <text:p text:style-name="P28">UCD02_TC01</text:p>
          </table:table-cell>
          <table:table-cell table:style-name="Tabulka5.A2" office:value-type="string">
            <text:p text:style-name="P9">2.1</text:p>
          </table:table-cell>
          <table:table-cell table:style-name="Tabulka5.A2" office:value-type="string">
            <text:p text:style-name="P9">abcd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ne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9">
          <table:table-cell table:style-name="Tabulka5.A2" office:value-type="string">
            <text:p text:style-name="P28">UCD02_TC02</text:p>
          </table:table-cell>
          <table:table-cell table:style-name="Tabulka5.A2" office:value-type="string">
            <text:p text:style-name="P9">2.2</text:p>
          </table:table-cell>
          <table:table-cell table:style-name="Tabulka5.C2" office:value-type="float" office:value="12341234">
            <text:p text:style-name="P9">12341234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neexistujicí profil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9">
          <table:table-cell table:style-name="Tabulka5.A2" office:value-type="string">
            <text:p text:style-name="P28">UCD02_TC03</text:p>
          </table:table-cell>
          <table:table-cell table:style-name="Tabulka5.A2" office:value-type="string">
            <text:p text:style-name="P9">2.3</text:p>
          </table:table-cell>
          <table:table-cell table:style-name="Tabulka5.A2" office:value-type="string">
            <text:p text:style-name="P9">%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nekorektní dotaz "Dotaz"</text:p>
          </table:table-cell>
          <table:table-cell table:style-name="Tabulka5.F2" office:value-type="string">
            <text:p text:style-name="P12">-</text:p>
          </table:table-cell>
        </table:table-row>
        <table:table-row table:style-name="Tabulka5.9">
          <table:table-cell table:style-name="Tabulka5.A2" office:value-type="string">
            <text:p text:style-name="P28">UCD02_TC04</text:p>
          </table:table-cell>
          <table:table-cell table:style-name="Tabulka5.A2" office:value-type="string">
            <text:p text:style-name="P9">2.4</text:p>
          </table:table-cell>
          <table:table-cell table:style-name="Tabulka5.A2" office:value-type="string">
            <text:p text:style-name="P9">[prázdný dotaz]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3">nekorektní dotaz "Dotaz"</text:p>
          </table:table-cell>
          <table:table-cell table:style-name="Tabulka5.F2" office:value-type="string">
            <text:p text:style-name="P12">-</text:p>
          </table:table-cell>
        </table:table-row>
      </table:table>
      <text:p text:style-name="P17"/>
      <text:p text:style-name="P17"/>
      <text:p text:style-name="P31">4. Testové procedury</text:p>
      <text:p text:style-name="P29"/>
      <text:p text:style-name="P23">UCD01_TC01</text:p>
      <text:list xml:id="list34235869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3">ověření zobrazení úvodní stránky agendy Lidé s vyhledávacím formulářem</text:p>
        </text:list-item>
        <text:list-item>
          <text:p text:style-name="P44">zadání dotazu "325233" do pole pro vyhledávání</text:p>
        </text:list-item>
        <text:list-item>
          <text:p text:style-name="P44">potvrzení dotazu</text:p>
        </text:list-item>
        <text:list-item>
          <text:p text:style-name="P44">ověření zobrazení profilové stránky zadané osoby</text:p>
        </text:list-item>
      </text:list>
      <text:p text:style-name="P21"/>
      <text:p text:style-name="P23">UCD01_TC02</text:p>
      <text:list xml:id="list34243857" text:continue-list="list34235869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zadání dotazu "petra" do pole pro vyhledávání</text:p>
        </text:list-item>
        <text:list-item>
          <text:p text:style-name="P44">ověření zobrazení našeptávače</text:p>
        </text:list-item>
        <text:list-item>
          <text:p text:style-name="P44">výběr z nabízených možností našeptávače</text:p>
        </text:list-item>
        <text:list-item>
          <text:p text:style-name="P44">ověření zobrazení profilové stránky vybrané osoby</text:p>
        </text:list-item>
      </text:list>
      <text:p text:style-name="P21"/>
      <text:p text:style-name="P23">UCD01_TC03</text:p>
      <text:list xml:id="list34217439" text:continue-list="list34243857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zadání dotazu "břetislav" do pole pro vyhledávání</text:p>
        </text:list-item>
        <text:list-item>
          <text:p text:style-name="P44">potvrzení dotazu</text:p>
        </text:list-item>
        <text:list-item>
          <text:p text:style-name="P44">ověření nezobrazení varování o problému s dotazem</text:p>
        </text:list-item>
        <text:list-item>
          <text:p text:style-name="P44">ověření výpisu seznamu osob (více než 1) vyhledáváním jen mezi aktivními osobami</text:p>
        </text:list-item>
        <text:list-item>
          <text:p text:style-name="P44">ověření zobrazení předvyplněného vyhledávacího formuláře</text:p>
        </text:list-item>
        <text:list-item>
          <text:p text:style-name="P44">klik na odkaz pro výběr jedné z osob</text:p>
        </text:list-item>
        <text:list-item>
          <text:p text:style-name="P44">ověření zobrazení profilové stránky vybrané osoby</text:p>
        </text:list-item>
      </text:list>
      <text:p text:style-name="P21"/>
      <text:p text:style-name="P23"/>
      <text:p text:style-name="P34">UCD01_TC04</text:p>
      <text:list xml:id="list34239480" text:continue-list="list34217439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zadání dotazu "petra" do pole pro vyhledávání</text:p>
        </text:list-item>
        <text:list-item>
          <text:p text:style-name="P44">potvrzení dotazu</text:p>
        </text:list-item>
        <text:list-item>
          <text:p text:style-name="P44">ověření nezobrazení varování o problému s dotazem</text:p>
        </text:list-item>
        <text:list-item>
          <text:p text:style-name="P44">ověření zobrazení lišty se stránkováním seznamu a s aktuálně vybranou částí</text:p>
        </text:list-item>
        <text:list-item>
          <text:p text:style-name="P44">ověření výpisu seznamu osob (více než 1) vyhledáváním jen mezi aktivními osobami</text:p>
        </text:list-item>
        <text:list-item>
          <text:p text:style-name="P44">ověření zobrazení předvyplněného vyhledávacího formuláře</text:p>
        </text:list-item>
        <text:list-item>
          <text:p text:style-name="P44">klik na odkaz pro zobrazení další části seznamu osob</text:p>
        </text:list-item>
        <text:list-item>
          <text:p text:style-name="P44">ověření zobrazení lišty se stránkováním seznamu a s aktuálně vybranou částí</text:p>
        </text:list-item>
        <text:list-item>
          <text:p text:style-name="P44">ověření výpisu další části seznamu osob</text:p>
        </text:list-item>
        <text:list-item>
          <text:p text:style-name="P44">ověření zobrazení předvyplněného vyhledávacího formuláře</text:p>
        </text:list-item>
        <text:list-item>
          <text:p text:style-name="P44">klik na odkaz pro výběr jedné z osob</text:p>
        </text:list-item>
        <text:list-item>
          <text:p text:style-name="P44">ověření zobrazení profilové stránky vybrané osoby</text:p>
        </text:list-item>
      </text:list>
      <text:p text:style-name="P22"/>
      <text:p text:style-name="P23">UCD01_TC05</text:p>
      <text:list xml:id="list34228644" text:continue-list="list34239480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zadání dotazu "petra" do pole pro vyhledávání</text:p>
        </text:list-item>
        <text:list-item>
          <text:p text:style-name="P44">volba možnosti vyhledávání i mezi neaktivními osobami</text:p>
        </text:list-item>
        <text:list-item>
          <text:p text:style-name="P44">potvrzení dotazu</text:p>
        </text:list-item>
        <text:list-item>
          <text:p text:style-name="P44">ověření nezobrazení varování o problému s dotazem</text:p>
        </text:list-item>
        <text:list-item>
          <text:p text:style-name="P44">ověření zobrazení lišty se stránkováním seznamu</text:p>
        </text:list-item>
        <text:list-item>
          <text:p text:style-name="P44">ověření výpisu seznamu osob vyhledáváním i mezi neaktivními osobami</text:p>
        </text:list-item>
        <text:list-item>
          <text:p text:style-name="P44">ověření zobrazení předvyplněného vyhledávacího formuláře</text:p>
        </text:list-item>
      </text:list>
      <text:p text:style-name="P22"/>
      <text:p text:style-name="P23">UCD01_TC06</text:p>
      <text:list xml:id="list34231420" text:continue-list="list34228644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zadání dotazu "petra" do pole pro vyhledávání</text:p>
        </text:list-item>
        <text:list-item>
          <text:p text:style-name="P44">volba možnosti vyhledávání mezi aktivními studenty</text:p>
        </text:list-item>
        <text:list-item>
          <text:p text:style-name="P44">potvrzení dotazu</text:p>
        </text:list-item>
        <text:list-item>
          <text:p text:style-name="P44">ověření nezobrazení varování o problému s dotazem</text:p>
        </text:list-item>
        <text:list-item>
          <text:p text:style-name="P44">ověření zobrazení lišty se stránkováním seznamu</text:p>
        </text:list-item>
        <text:list-item>
          <text:p text:style-name="P44">ověření výpisu seznamu osob vyhledáváním mezi aktivními osobami a aktivními studenty</text:p>
        </text:list-item>
        <text:list-item>
          <text:p text:style-name="P44">ověření zobrazení předvyplněného vyhledávacího formuláře</text:p>
        </text:list-item>
      </text:list>
      <text:p text:style-name="P22"/>
      <text:p text:style-name="P23"/>
      <text:p text:style-name="P34">UCD01_TC07</text:p>
      <text:list xml:id="list34248016" text:continue-list="list34231420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zadání dotazu "petra" do pole pro vyhledávání</text:p>
        </text:list-item>
        <text:list-item>
          <text:p text:style-name="P44">volba možnosti vyhledávání mezi aktivními zaměstanci</text:p>
        </text:list-item>
        <text:list-item>
          <text:p text:style-name="P44">potvrzení dotazu</text:p>
        </text:list-item>
        <text:list-item>
          <text:p text:style-name="P44">ověření nezobrazení varování o problému s dotazem</text:p>
        </text:list-item>
        <text:list-item>
          <text:p text:style-name="P44">ověření zobrazení lišty se stránkováním seznamu</text:p>
        </text:list-item>
        <text:list-item>
          <text:p text:style-name="P44">ověření výpisu seznamu osob vyhledáváním mezi aktivními osobami a aktivními zaměstanci</text:p>
        </text:list-item>
        <text:list-item>
          <text:p text:style-name="P44">ověření zobrazení předvyplněného vyhledávacího formuláře</text:p>
        </text:list-item>
      </text:list>
      <text:p text:style-name="P22"/>
      <text:p text:style-name="P23">UCD01_TC08</text:p>
      <text:list xml:id="list34234367" text:continue-list="list34248016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zadání dotazu "petra" do pole pro vyhledávání</text:p>
        </text:list-item>
        <text:list-item>
          <text:p text:style-name="P44">volba možnosti vyhledávání omezením na určitou fakultu/fakulty</text:p>
        </text:list-item>
        <text:list-item>
          <text:p text:style-name="P44">potvrzení dotazu</text:p>
        </text:list-item>
        <text:list-item>
          <text:p text:style-name="P44">ověření nezobrazení varování o problému s dotazem</text:p>
        </text:list-item>
        <text:list-item>
          <text:p text:style-name="P44">ověření zobrazení lišty se stránkováním seznamu</text:p>
        </text:list-item>
        <text:list-item>
          <text:p text:style-name="P44">ověření výpisu seznamu osob vyhledáváním mezi aktivními osobami s osobami na zvolené fakulty</text:p>
        </text:list-item>
        <text:list-item>
          <text:p text:style-name="P44">ověření zobrazení předvyplněného vyhledávacího formuláře</text:p>
        </text:list-item>
      </text:list>
      <text:p text:style-name="P22"/>
      <text:p text:style-name="P23">UCD02_TC01</text:p>
      <text:list xml:id="list34243843" text:continue-list="list34234367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volba všech možností pro upřesnění vyhledávaní</text:p>
        </text:list-item>
        <text:list-item>
          <text:p text:style-name="P44">zadání dotazu "abcd" do pole pro vyhledávání</text:p>
        </text:list-item>
        <text:list-item>
          <text:p text:style-name="P44">potvrzení dotazu</text:p>
        </text:list-item>
        <text:list-item>
          <text:p text:style-name="P44">ověření zobrazení <text:span text:style-name="T4">informační hlášky o nenalezení žádné osoby a zároveň vypsání zadaného dotazu</text:span></text:p>
        </text:list-item>
        <text:list-item>
          <text:p text:style-name="P44">ověření zobrazení předvyplněného vyhledávacího formuláře</text:p>
        </text:list-item>
      </text:list>
      <text:p text:style-name="P22"/>
      <text:p text:style-name="P23">UCD02_TC02</text:p>
      <text:list xml:id="list34226554" text:continue-list="list34243843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volba všech možností pro upřesnění vyhledávaní</text:p>
        </text:list-item>
        <text:list-item>
          <text:p text:style-name="P44">zadání dotazu "12341234" do pole pro vyhledávání</text:p>
        </text:list-item>
        <text:list-item>
          <text:p text:style-name="P44">potvrzení dotazu</text:p>
        </text:list-item>
        <text:list-item>
          <text:p text:style-name="P44">ověření zobrazení <text:span text:style-name="T4">informační hlášky o nenalezení žádné osoby a zároveň nevypsání zadaného dotazu</text:span></text:p>
        </text:list-item>
        <text:list-item>
          <text:p text:style-name="P44">ověření zobrazení předvyplněného vyhledávacího formuláře</text:p>
        </text:list-item>
      </text:list>
      <text:p text:style-name="P21"/>
      <text:p text:style-name="P23"/>
      <text:p text:style-name="P34">UCD02_TC03</text:p>
      <text:list xml:id="list34216318" text:continue-list="list34226554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volba všech možností pro upřesnění vyhledávaní</text:p>
        </text:list-item>
        <text:list-item>
          <text:p text:style-name="P44">zadání dotazu "%" do pole pro vyhledávání</text:p>
        </text:list-item>
        <text:list-item>
          <text:p text:style-name="P44">potvrzení dotazu</text:p>
        </text:list-item>
        <text:list-item>
          <text:p text:style-name="P44">ověření <text:span text:style-name="T4">zobrazení informační hlášky o obecnosti nebo špatné formulaci dotazu</text:span></text:p>
        </text:list-item>
        <text:list-item>
          <text:p text:style-name="P44">ověření zobrazení předvyplněného vyhledávacího formuláře</text:p>
        </text:list-item>
      </text:list>
      <text:p text:style-name="P21"/>
      <text:p text:style-name="P23">UCD02_TC04</text:p>
      <text:list xml:id="list34240885" text:continue-list="list34216318" text:style-name="L5">
        <text:list-item text:start-value="1">
          <text:p text:style-name="P38"><text:span text:style-name="T6">otevření úvodní stránky agendy Lidé </text:span><text:a xlink:type="simple" xlink:href="http://is.muni.cz/lide/">http://is.muni.cz/lide/</text:a><text:span text:style-name="T6"> </text:span></text:p>
        </text:list-item>
        <text:list-item>
          <text:p text:style-name="P44">volba všech možností pro upřesnění vyhledávaní</text:p>
        </text:list-item>
        <text:list-item>
          <text:p text:style-name="P44">potvrzení dotazu</text:p>
        </text:list-item>
        <text:list-item>
          <text:p text:style-name="P44">ověření nezobrazení <text:span text:style-name="T4">informační hlášky</text:span> o problému s dotazem</text:p>
        </text:list-item>
        <text:list-item>
          <text:p text:style-name="P44">ověření zobrazení předvyplněného vyhledávacího formulář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H56M11S</meta:editing-duration>
    <meta:editing-cycles>207</meta:editing-cycles>
    <meta:generator>OpenOffice.org/3.2$Win32 OpenOffice.org_project/320m19$Build-9505</meta:generator>
    <dc:date>2011-12-27T14:10:40.66</dc:date>
    <dc:creator>b m</dc:creator>
    <meta:document-statistic meta:table-count="6" meta:image-count="0" meta:object-count="0" meta:page-count="11" meta:paragraph-count="394" meta:word-count="2167" meta:character-count="14692"/>
    <meta:user-defined meta:name="Info 1"/>
    <meta:user-defined meta:name="Info 2"/>
    <meta:user-defined meta:name="Info 3"/>
    <meta:user-defined meta:name="Info 4"/>
  </office:meta>
</office:document-meta>
</file>